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8118in"/>
    </style:style>
    <style:style style:name="co2" style:family="table-column">
      <style:table-column-properties fo:break-before="auto" style:column-width="0.9035in"/>
    </style:style>
    <style:style style:name="co3" style:family="table-column">
      <style:table-column-properties fo:break-before="auto" style:column-width="1.1181in"/>
    </style:style>
    <style:style style:name="co4" style:family="table-column">
      <style:table-column-properties fo:break-before="auto" style:column-width="1.4043in"/>
    </style:style>
    <style:style style:name="co5" style:family="table-column">
      <style:table-column-properties fo:break-before="auto" style:column-width="0.7965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number-columns-repeated="4" table:default-cell-style-name="Default"/>
        <table:table-row table:style-name="ro1">
          <table:table-cell office:value-type="string" calcext:value-type="string">
            <text:p>Location</text:p>
          </table:table-cell>
          <table:table-cell office:value-type="string" calcext:value-type="string">
            <text:p>Region</text:p>
          </table:table-cell>
          <table:table-cell office:value-type="string" calcext:value-type="string">
            <text:p>Census2010</text:p>
          </table:table-cell>
          <table:table-cell office:value-type="string" calcext:value-type="string">
            <text:p>Estimates Base</text:p>
          </table:table-cell>
          <table:table-cell office:value-type="string" calcext:value-type="string">
            <text:p>Est2010</text:p>
          </table:table-cell>
          <table:table-cell office:value-type="string" calcext:value-type="string">
            <text:p>Est2011</text:p>
          </table:table-cell>
          <table:table-cell office:value-type="string" calcext:value-type="string">
            <text:p>Est2012</text:p>
          </table:table-cell>
          <table:table-cell office:value-type="string" calcext:value-type="string">
            <text:p>Est2013</text:p>
          </table:table-cell>
          <table:table-cell office:value-type="string" calcext:value-type="string">
            <text:p>Est2014</text:p>
          </table:table-cell>
        </table:table-row>
        <table:table-row table:style-name="ro1">
          <table:table-cell office:value-type="string" calcext:value-type="string">
            <text:p>United States</text:p>
          </table:table-cell>
          <table:table-cell office:value-type="string" calcext:value-type="string">
            <text:p>NA</text:p>
          </table:table-cell>
          <table:table-cell office:value-type="float" office:value="308745538" calcext:value-type="float">
            <text:p>308745538</text:p>
          </table:table-cell>
          <table:table-cell office:value-type="float" office:value="308758105" calcext:value-type="float">
            <text:p>308758105</text:p>
          </table:table-cell>
          <table:table-cell office:value-type="float" office:value="309347057" calcext:value-type="float">
            <text:p>309347057</text:p>
          </table:table-cell>
          <table:table-cell office:value-type="float" office:value="311721632" calcext:value-type="float">
            <text:p>311721632</text:p>
          </table:table-cell>
          <table:table-cell office:value-type="float" office:value="314112078" calcext:value-type="float">
            <text:p>314112078</text:p>
          </table:table-cell>
          <table:table-cell office:value-type="float" office:value="316497531" calcext:value-type="float">
            <text:p>316497531</text:p>
          </table:table-cell>
          <table:table-cell office:value-type="float" office:value="318857056" calcext:value-type="float">
            <text:p>318857056</text:p>
          </table:table-cell>
        </table:table-row>
        <table:table-row table:style-name="ro1">
          <table:table-cell office:value-type="string" calcext:value-type="string">
            <text:p>Northeast</text:p>
          </table:table-cell>
          <table:table-cell office:value-type="string" calcext:value-type="string">
            <text:p>NA</text:p>
          </table:table-cell>
          <table:table-cell office:value-type="float" office:value="55317240" calcext:value-type="float">
            <text:p>55317240</text:p>
          </table:table-cell>
          <table:table-cell office:value-type="float" office:value="55318348" calcext:value-type="float">
            <text:p>55318348</text:p>
          </table:table-cell>
          <table:table-cell office:value-type="float" office:value="55381690" calcext:value-type="float">
            <text:p>55381690</text:p>
          </table:table-cell>
          <table:table-cell office:value-type="float" office:value="55635670" calcext:value-type="float">
            <text:p>55635670</text:p>
          </table:table-cell>
          <table:table-cell office:value-type="float" office:value="55832038" calcext:value-type="float">
            <text:p>55832038</text:p>
          </table:table-cell>
          <table:table-cell office:value-type="float" office:value="56028220" calcext:value-type="float">
            <text:p>56028220</text:p>
          </table:table-cell>
          <table:table-cell office:value-type="float" office:value="56152333" calcext:value-type="float">
            <text:p>56152333</text:p>
          </table:table-cell>
        </table:table-row>
        <table:table-row table:style-name="ro1">
          <table:table-cell office:value-type="string" calcext:value-type="string">
            <text:p>Midwest</text:p>
          </table:table-cell>
          <table:table-cell office:value-type="string" calcext:value-type="string">
            <text:p>NA</text:p>
          </table:table-cell>
          <table:table-cell office:value-type="float" office:value="66927001" calcext:value-type="float">
            <text:p>66927001</text:p>
          </table:table-cell>
          <table:table-cell office:value-type="float" office:value="66929898" calcext:value-type="float">
            <text:p>66929898</text:p>
          </table:table-cell>
          <table:table-cell office:value-type="float" office:value="66972390" calcext:value-type="float">
            <text:p>66972390</text:p>
          </table:table-cell>
          <table:table-cell office:value-type="float" office:value="67149657" calcext:value-type="float">
            <text:p>67149657</text:p>
          </table:table-cell>
          <table:table-cell office:value-type="float" office:value="67331458" calcext:value-type="float">
            <text:p>67331458</text:p>
          </table:table-cell>
          <table:table-cell office:value-type="float" office:value="67567871" calcext:value-type="float">
            <text:p>67567871</text:p>
          </table:table-cell>
          <table:table-cell office:value-type="float" office:value="67745108" calcext:value-type="float">
            <text:p>67745108</text:p>
          </table:table-cell>
        </table:table-row>
        <table:table-row table:style-name="ro1">
          <table:table-cell office:value-type="string" calcext:value-type="string">
            <text:p>South</text:p>
          </table:table-cell>
          <table:table-cell office:value-type="string" calcext:value-type="string">
            <text:p>NA</text:p>
          </table:table-cell>
          <table:table-cell office:value-type="float" office:value="114555744" calcext:value-type="float">
            <text:p>114555744</text:p>
          </table:table-cell>
          <table:table-cell office:value-type="float" office:value="114562951" calcext:value-type="float">
            <text:p>114562951</text:p>
          </table:table-cell>
          <table:table-cell office:value-type="float" office:value="114871231" calcext:value-type="float">
            <text:p>114871231</text:p>
          </table:table-cell>
          <table:table-cell office:value-type="float" office:value="116089908" calcext:value-type="float">
            <text:p>116089908</text:p>
          </table:table-cell>
          <table:table-cell office:value-type="float" office:value="117346322" calcext:value-type="float">
            <text:p>117346322</text:p>
          </table:table-cell>
          <table:table-cell office:value-type="float" office:value="118522802" calcext:value-type="float">
            <text:p>118522802</text:p>
          </table:table-cell>
          <table:table-cell office:value-type="float" office:value="119771934" calcext:value-type="float">
            <text:p>119771934</text:p>
          </table:table-cell>
        </table:table-row>
        <table:table-row table:style-name="ro1">
          <table:table-cell office:value-type="string" calcext:value-type="string">
            <text:p>West</text:p>
          </table:table-cell>
          <table:table-cell office:value-type="string" calcext:value-type="string">
            <text:p>NA</text:p>
          </table:table-cell>
          <table:table-cell office:value-type="float" office:value="71945553" calcext:value-type="float">
            <text:p>71945553</text:p>
          </table:table-cell>
          <table:table-cell office:value-type="float" office:value="71946908" calcext:value-type="float">
            <text:p>71946908</text:p>
          </table:table-cell>
          <table:table-cell office:value-type="float" office:value="72121746" calcext:value-type="float">
            <text:p>72121746</text:p>
          </table:table-cell>
          <table:table-cell office:value-type="float" office:value="72846397" calcext:value-type="float">
            <text:p>72846397</text:p>
          </table:table-cell>
          <table:table-cell office:value-type="float" office:value="73602260" calcext:value-type="float">
            <text:p>73602260</text:p>
          </table:table-cell>
          <table:table-cell office:value-type="float" office:value="74378638" calcext:value-type="float">
            <text:p>74378638</text:p>
          </table:table-cell>
          <table:table-cell office:value-type="float" office:value="75187681" calcext:value-type="float">
            <text:p>75187681</text:p>
          </table:table-cell>
        </table:table-row>
        <table:table-row table:style-name="ro1">
          <table:table-cell office:value-type="string" calcext:value-type="string">
            <text:p>.Alabama</text:p>
          </table:table-cell>
          <table:table-cell office:value-type="string" calcext:value-type="string">
            <text:p>ESS</text:p>
          </table:table-cell>
          <table:table-cell office:value-type="float" office:value="4779736" calcext:value-type="float">
            <text:p>4779736</text:p>
          </table:table-cell>
          <table:table-cell office:value-type="float" office:value="4780127" calcext:value-type="float">
            <text:p>4780127</text:p>
          </table:table-cell>
          <table:table-cell office:value-type="float" office:value="4785822" calcext:value-type="float">
            <text:p>4785822</text:p>
          </table:table-cell>
          <table:table-cell office:value-type="float" office:value="4801695" calcext:value-type="float">
            <text:p>4801695</text:p>
          </table:table-cell>
          <table:table-cell office:value-type="float" office:value="4817484" calcext:value-type="float">
            <text:p>4817484</text:p>
          </table:table-cell>
          <table:table-cell office:value-type="float" office:value="4833996" calcext:value-type="float">
            <text:p>4833996</text:p>
          </table:table-cell>
          <table:table-cell office:value-type="float" office:value="4849377" calcext:value-type="float">
            <text:p>4849377</text:p>
          </table:table-cell>
        </table:table-row>
        <table:table-row table:style-name="ro1">
          <table:table-cell office:value-type="string" calcext:value-type="string">
            <text:p>.Alaska</text:p>
          </table:table-cell>
          <table:table-cell office:value-type="string" calcext:value-type="string">
            <text:p>PAC</text:p>
          </table:table-cell>
          <table:table-cell office:value-type="float" office:value="710231" calcext:value-type="float">
            <text:p>710231</text:p>
          </table:table-cell>
          <table:table-cell office:value-type="float" office:value="710249" calcext:value-type="float">
            <text:p>710249</text:p>
          </table:table-cell>
          <table:table-cell office:value-type="float" office:value="713856" calcext:value-type="float">
            <text:p>713856</text:p>
          </table:table-cell>
          <table:table-cell office:value-type="float" office:value="722572" calcext:value-type="float">
            <text:p>722572</text:p>
          </table:table-cell>
          <table:table-cell office:value-type="float" office:value="731081" calcext:value-type="float">
            <text:p>731081</text:p>
          </table:table-cell>
          <table:table-cell office:value-type="float" office:value="737259" calcext:value-type="float">
            <text:p>737259</text:p>
          </table:table-cell>
          <table:table-cell office:value-type="float" office:value="736732" calcext:value-type="float">
            <text:p>736732</text:p>
          </table:table-cell>
        </table:table-row>
        <table:table-row table:style-name="ro1">
          <table:table-cell office:value-type="string" calcext:value-type="string">
            <text:p>.Arizona</text:p>
          </table:table-cell>
          <table:table-cell office:value-type="string" calcext:value-type="string">
            <text:p>MTN</text:p>
          </table:table-cell>
          <table:table-cell office:value-type="float" office:value="6392017" calcext:value-type="float">
            <text:p>6392017</text:p>
          </table:table-cell>
          <table:table-cell office:value-type="float" office:value="6392310" calcext:value-type="float">
            <text:p>6392310</text:p>
          </table:table-cell>
          <table:table-cell office:value-type="float" office:value="6411999" calcext:value-type="float">
            <text:p>6411999</text:p>
          </table:table-cell>
          <table:table-cell office:value-type="float" office:value="6472867" calcext:value-type="float">
            <text:p>6472867</text:p>
          </table:table-cell>
          <table:table-cell office:value-type="float" office:value="6556236" calcext:value-type="float">
            <text:p>6556236</text:p>
          </table:table-cell>
          <table:table-cell office:value-type="float" office:value="6634997" calcext:value-type="float">
            <text:p>6634997</text:p>
          </table:table-cell>
          <table:table-cell office:value-type="float" office:value="6731484" calcext:value-type="float">
            <text:p>6731484</text:p>
          </table:table-cell>
        </table:table-row>
        <table:table-row table:style-name="ro1">
          <table:table-cell office:value-type="string" calcext:value-type="string">
            <text:p>.Arkansas</text:p>
          </table:table-cell>
          <table:table-cell office:value-type="string" calcext:value-type="string">
            <text:p>WSC</text:p>
          </table:table-cell>
          <table:table-cell office:value-type="float" office:value="2915918" calcext:value-type="float">
            <text:p>2915918</text:p>
          </table:table-cell>
          <table:table-cell office:value-type="float" office:value="2915958" calcext:value-type="float">
            <text:p>2915958</text:p>
          </table:table-cell>
          <table:table-cell office:value-type="float" office:value="2922297" calcext:value-type="float">
            <text:p>2922297</text:p>
          </table:table-cell>
          <table:table-cell office:value-type="float" office:value="2938430" calcext:value-type="float">
            <text:p>2938430</text:p>
          </table:table-cell>
          <table:table-cell office:value-type="float" office:value="2949300" calcext:value-type="float">
            <text:p>2949300</text:p>
          </table:table-cell>
          <table:table-cell office:value-type="float" office:value="2958765" calcext:value-type="float">
            <text:p>2958765</text:p>
          </table:table-cell>
          <table:table-cell office:value-type="float" office:value="2966369" calcext:value-type="float">
            <text:p>2966369</text:p>
          </table:table-cell>
        </table:table-row>
        <table:table-row table:style-name="ro1">
          <table:table-cell office:value-type="string" calcext:value-type="string">
            <text:p>.California</text:p>
          </table:table-cell>
          <table:table-cell office:value-type="string" calcext:value-type="string">
            <text:p>PAC</text:p>
          </table:table-cell>
          <table:table-cell office:value-type="float" office:value="37253956" calcext:value-type="float">
            <text:p>37253956</text:p>
          </table:table-cell>
          <table:table-cell office:value-type="float" office:value="37254503" calcext:value-type="float">
            <text:p>37254503</text:p>
          </table:table-cell>
          <table:table-cell office:value-type="float" office:value="37336011" calcext:value-type="float">
            <text:p>37336011</text:p>
          </table:table-cell>
          <table:table-cell office:value-type="float" office:value="37701901" calcext:value-type="float">
            <text:p>37701901</text:p>
          </table:table-cell>
          <table:table-cell office:value-type="float" office:value="38062780" calcext:value-type="float">
            <text:p>38062780</text:p>
          </table:table-cell>
          <table:table-cell office:value-type="float" office:value="38431393" calcext:value-type="float">
            <text:p>38431393</text:p>
          </table:table-cell>
          <table:table-cell office:value-type="float" office:value="38802500" calcext:value-type="float">
            <text:p>38802500</text:p>
          </table:table-cell>
        </table:table-row>
        <table:table-row table:style-name="ro1">
          <table:table-cell office:value-type="string" calcext:value-type="string">
            <text:p>.Colorado</text:p>
          </table:table-cell>
          <table:table-cell office:value-type="string" calcext:value-type="string">
            <text:p>MTN</text:p>
          </table:table-cell>
          <table:table-cell office:value-type="float" office:value="5029196" calcext:value-type="float">
            <text:p>5029196</text:p>
          </table:table-cell>
          <table:table-cell office:value-type="float" office:value="5029324" calcext:value-type="float">
            <text:p>5029324</text:p>
          </table:table-cell>
          <table:table-cell office:value-type="float" office:value="5048575" calcext:value-type="float">
            <text:p>5048575</text:p>
          </table:table-cell>
          <table:table-cell office:value-type="float" office:value="5119661" calcext:value-type="float">
            <text:p>5119661</text:p>
          </table:table-cell>
          <table:table-cell office:value-type="float" office:value="5191709" calcext:value-type="float">
            <text:p>5191709</text:p>
          </table:table-cell>
          <table:table-cell office:value-type="float" office:value="5272086" calcext:value-type="float">
            <text:p>5272086</text:p>
          </table:table-cell>
          <table:table-cell office:value-type="float" office:value="5355866" calcext:value-type="float">
            <text:p>5355866</text:p>
          </table:table-cell>
        </table:table-row>
        <table:table-row table:style-name="ro1">
          <table:table-cell office:value-type="string" calcext:value-type="string">
            <text:p>.Connecticut</text:p>
          </table:table-cell>
          <table:table-cell office:value-type="string" calcext:value-type="string">
            <text:p>NEW</text:p>
          </table:table-cell>
          <table:table-cell office:value-type="float" office:value="3574097" calcext:value-type="float">
            <text:p>3574097</text:p>
          </table:table-cell>
          <table:table-cell office:value-type="float" office:value="3574096" calcext:value-type="float">
            <text:p>3574096</text:p>
          </table:table-cell>
          <table:table-cell office:value-type="float" office:value="3579345" calcext:value-type="float">
            <text:p>3579345</text:p>
          </table:table-cell>
          <table:table-cell office:value-type="float" office:value="3590537" calcext:value-type="float">
            <text:p>3590537</text:p>
          </table:table-cell>
          <table:table-cell office:value-type="float" office:value="3594362" calcext:value-type="float">
            <text:p>3594362</text:p>
          </table:table-cell>
          <table:table-cell office:value-type="float" office:value="3599341" calcext:value-type="float">
            <text:p>3599341</text:p>
          </table:table-cell>
          <table:table-cell office:value-type="float" office:value="3596677" calcext:value-type="float">
            <text:p>3596677</text:p>
          </table:table-cell>
        </table:table-row>
        <table:table-row table:style-name="ro1">
          <table:table-cell office:value-type="string" calcext:value-type="string">
            <text:p>.Delaware</text:p>
          </table:table-cell>
          <table:table-cell office:value-type="string" calcext:value-type="string">
            <text:p>SAT</text:p>
          </table:table-cell>
          <table:table-cell office:value-type="float" office:value="897934" calcext:value-type="float">
            <text:p>897934</text:p>
          </table:table-cell>
          <table:table-cell office:value-type="float" office:value="897936" calcext:value-type="float">
            <text:p>897936</text:p>
          </table:table-cell>
          <table:table-cell office:value-type="float" office:value="899731" calcext:value-type="float">
            <text:p>899731</text:p>
          </table:table-cell>
          <table:table-cell office:value-type="float" office:value="907829" calcext:value-type="float">
            <text:p>907829</text:p>
          </table:table-cell>
          <table:table-cell office:value-type="float" office:value="916881" calcext:value-type="float">
            <text:p>916881</text:p>
          </table:table-cell>
          <table:table-cell office:value-type="float" office:value="925240" calcext:value-type="float">
            <text:p>925240</text:p>
          </table:table-cell>
          <table:table-cell office:value-type="float" office:value="935614" calcext:value-type="float">
            <text:p>935614</text:p>
          </table:table-cell>
        </table:table-row>
        <table:table-row table:style-name="ro1">
          <table:table-cell office:value-type="string" calcext:value-type="string">
            <text:p>.District of Columbia</text:p>
          </table:table-cell>
          <table:table-cell office:value-type="string" calcext:value-type="string">
            <text:p>SAT</text:p>
          </table:table-cell>
          <table:table-cell office:value-type="float" office:value="601723" calcext:value-type="float">
            <text:p>601723</text:p>
          </table:table-cell>
          <table:table-cell office:value-type="float" office:value="601767" calcext:value-type="float">
            <text:p>601767</text:p>
          </table:table-cell>
          <table:table-cell office:value-type="float" office:value="605210" calcext:value-type="float">
            <text:p>605210</text:p>
          </table:table-cell>
          <table:table-cell office:value-type="float" office:value="620427" calcext:value-type="float">
            <text:p>620427</text:p>
          </table:table-cell>
          <table:table-cell office:value-type="float" office:value="635040" calcext:value-type="float">
            <text:p>635040</text:p>
          </table:table-cell>
          <table:table-cell office:value-type="float" office:value="649111" calcext:value-type="float">
            <text:p>649111</text:p>
          </table:table-cell>
          <table:table-cell office:value-type="float" office:value="658893" calcext:value-type="float">
            <text:p>658893</text:p>
          </table:table-cell>
        </table:table-row>
        <table:table-row table:style-name="ro1">
          <table:table-cell office:value-type="string" calcext:value-type="string">
            <text:p>.Florida</text:p>
          </table:table-cell>
          <table:table-cell office:value-type="string" calcext:value-type="string">
            <text:p>SAT</text:p>
          </table:table-cell>
          <table:table-cell office:value-type="float" office:value="18801310" calcext:value-type="float">
            <text:p>18801310</text:p>
          </table:table-cell>
          <table:table-cell office:value-type="float" office:value="18804623" calcext:value-type="float">
            <text:p>18804623</text:p>
          </table:table-cell>
          <table:table-cell office:value-type="float" office:value="18852220" calcext:value-type="float">
            <text:p>18852220</text:p>
          </table:table-cell>
          <table:table-cell office:value-type="float" office:value="19107900" calcext:value-type="float">
            <text:p>19107900</text:p>
          </table:table-cell>
          <table:table-cell office:value-type="float" office:value="19355257" calcext:value-type="float">
            <text:p>19355257</text:p>
          </table:table-cell>
          <table:table-cell office:value-type="float" office:value="19600311" calcext:value-type="float">
            <text:p>19600311</text:p>
          </table:table-cell>
          <table:table-cell office:value-type="float" office:value="19893297" calcext:value-type="float">
            <text:p>19893297</text:p>
          </table:table-cell>
        </table:table-row>
        <table:table-row table:style-name="ro1">
          <table:table-cell office:value-type="string" calcext:value-type="string">
            <text:p>.Georgia</text:p>
          </table:table-cell>
          <table:table-cell office:value-type="string" calcext:value-type="string">
            <text:p>SAT</text:p>
          </table:table-cell>
          <table:table-cell office:value-type="float" office:value="9687653" calcext:value-type="float">
            <text:p>9687653</text:p>
          </table:table-cell>
          <table:table-cell office:value-type="float" office:value="9688681" calcext:value-type="float">
            <text:p>9688681</text:p>
          </table:table-cell>
          <table:table-cell office:value-type="float" office:value="9714464" calcext:value-type="float">
            <text:p>9714464</text:p>
          </table:table-cell>
          <table:table-cell office:value-type="float" office:value="9813201" calcext:value-type="float">
            <text:p>9813201</text:p>
          </table:table-cell>
          <table:table-cell office:value-type="float" office:value="9919000" calcext:value-type="float">
            <text:p>9919000</text:p>
          </table:table-cell>
          <table:table-cell office:value-type="float" office:value="9994759" calcext:value-type="float">
            <text:p>9994759</text:p>
          </table:table-cell>
          <table:table-cell office:value-type="float" office:value="10097343" calcext:value-type="float">
            <text:p>10097343</text:p>
          </table:table-cell>
        </table:table-row>
        <table:table-row table:style-name="ro1">
          <table:table-cell office:value-type="string" calcext:value-type="string">
            <text:p>.Hawaii</text:p>
          </table:table-cell>
          <table:table-cell office:value-type="string" calcext:value-type="string">
            <text:p>PAC</text:p>
          </table:table-cell>
          <table:table-cell table:number-columns-repeated="2" office:value-type="float" office:value="1360301" calcext:value-type="float">
            <text:p>1360301</text:p>
          </table:table-cell>
          <table:table-cell office:value-type="float" office:value="1363950" calcext:value-type="float">
            <text:p>1363950</text:p>
          </table:table-cell>
          <table:table-cell office:value-type="float" office:value="1378251" calcext:value-type="float">
            <text:p>1378251</text:p>
          </table:table-cell>
          <table:table-cell office:value-type="float" office:value="1392766" calcext:value-type="float">
            <text:p>1392766</text:p>
          </table:table-cell>
          <table:table-cell office:value-type="float" office:value="1408987" calcext:value-type="float">
            <text:p>1408987</text:p>
          </table:table-cell>
          <table:table-cell office:value-type="float" office:value="1419561" calcext:value-type="float">
            <text:p>1419561</text:p>
          </table:table-cell>
        </table:table-row>
        <table:table-row table:style-name="ro1">
          <table:table-cell office:value-type="string" calcext:value-type="string">
            <text:p>.Idaho</text:p>
          </table:table-cell>
          <table:table-cell office:value-type="string" calcext:value-type="string">
            <text:p>MTN</text:p>
          </table:table-cell>
          <table:table-cell office:value-type="float" office:value="1567582" calcext:value-type="float">
            <text:p>1567582</text:p>
          </table:table-cell>
          <table:table-cell office:value-type="float" office:value="1567652" calcext:value-type="float">
            <text:p>1567652</text:p>
          </table:table-cell>
          <table:table-cell office:value-type="float" office:value="1570639" calcext:value-type="float">
            <text:p>1570639</text:p>
          </table:table-cell>
          <table:table-cell office:value-type="float" office:value="1583780" calcext:value-type="float">
            <text:p>1583780</text:p>
          </table:table-cell>
          <table:table-cell office:value-type="float" office:value="1595590" calcext:value-type="float">
            <text:p>1595590</text:p>
          </table:table-cell>
          <table:table-cell office:value-type="float" office:value="1612843" calcext:value-type="float">
            <text:p>1612843</text:p>
          </table:table-cell>
          <table:table-cell office:value-type="float" office:value="1634464" calcext:value-type="float">
            <text:p>1634464</text:p>
          </table:table-cell>
        </table:table-row>
        <table:table-row table:style-name="ro1">
          <table:table-cell office:value-type="string" calcext:value-type="string">
            <text:p>.Illinois</text:p>
          </table:table-cell>
          <table:table-cell office:value-type="string" calcext:value-type="string">
            <text:p>ENC</text:p>
          </table:table-cell>
          <table:table-cell office:value-type="float" office:value="12830632" calcext:value-type="float">
            <text:p>12830632</text:p>
          </table:table-cell>
          <table:table-cell office:value-type="float" office:value="12831587" calcext:value-type="float">
            <text:p>12831587</text:p>
          </table:table-cell>
          <table:table-cell office:value-type="float" office:value="12840097" calcext:value-type="float">
            <text:p>12840097</text:p>
          </table:table-cell>
          <table:table-cell office:value-type="float" office:value="12858725" calcext:value-type="float">
            <text:p>12858725</text:p>
          </table:table-cell>
          <table:table-cell office:value-type="float" office:value="12873763" calcext:value-type="float">
            <text:p>12873763</text:p>
          </table:table-cell>
          <table:table-cell office:value-type="float" office:value="12890552" calcext:value-type="float">
            <text:p>12890552</text:p>
          </table:table-cell>
          <table:table-cell office:value-type="float" office:value="12880580" calcext:value-type="float">
            <text:p>12880580</text:p>
          </table:table-cell>
        </table:table-row>
        <table:table-row table:style-name="ro1">
          <table:table-cell office:value-type="string" calcext:value-type="string">
            <text:p>.Indiana</text:p>
          </table:table-cell>
          <table:table-cell office:value-type="string" calcext:value-type="string">
            <text:p>ENC</text:p>
          </table:table-cell>
          <table:table-cell office:value-type="float" office:value="6483802" calcext:value-type="float">
            <text:p>6483802</text:p>
          </table:table-cell>
          <table:table-cell office:value-type="float" office:value="6484192" calcext:value-type="float">
            <text:p>6484192</text:p>
          </table:table-cell>
          <table:table-cell office:value-type="float" office:value="6490308" calcext:value-type="float">
            <text:p>6490308</text:p>
          </table:table-cell>
          <table:table-cell office:value-type="float" office:value="6516560" calcext:value-type="float">
            <text:p>6516560</text:p>
          </table:table-cell>
          <table:table-cell office:value-type="float" office:value="6537632" calcext:value-type="float">
            <text:p>6537632</text:p>
          </table:table-cell>
          <table:table-cell office:value-type="float" office:value="6570713" calcext:value-type="float">
            <text:p>6570713</text:p>
          </table:table-cell>
          <table:table-cell office:value-type="float" office:value="6596855" calcext:value-type="float">
            <text:p>6596855</text:p>
          </table:table-cell>
        </table:table-row>
        <table:table-row table:style-name="ro1">
          <table:table-cell office:value-type="string" calcext:value-type="string">
            <text:p>.Iowa</text:p>
          </table:table-cell>
          <table:table-cell office:value-type="string" calcext:value-type="string">
            <text:p>WNC</text:p>
          </table:table-cell>
          <table:table-cell office:value-type="float" office:value="3046355" calcext:value-type="float">
            <text:p>3046355</text:p>
          </table:table-cell>
          <table:table-cell office:value-type="float" office:value="3046869" calcext:value-type="float">
            <text:p>3046869</text:p>
          </table:table-cell>
          <table:table-cell office:value-type="float" office:value="3050295" calcext:value-type="float">
            <text:p>3050295</text:p>
          </table:table-cell>
          <table:table-cell office:value-type="float" office:value="3064904" calcext:value-type="float">
            <text:p>3064904</text:p>
          </table:table-cell>
          <table:table-cell office:value-type="float" office:value="3075935" calcext:value-type="float">
            <text:p>3075935</text:p>
          </table:table-cell>
          <table:table-cell office:value-type="float" office:value="3092341" calcext:value-type="float">
            <text:p>3092341</text:p>
          </table:table-cell>
          <table:table-cell office:value-type="float" office:value="3107126" calcext:value-type="float">
            <text:p>3107126</text:p>
          </table:table-cell>
        </table:table-row>
        <table:table-row table:style-name="ro1">
          <table:table-cell office:value-type="string" calcext:value-type="string">
            <text:p>.Kansas</text:p>
          </table:table-cell>
          <table:table-cell office:value-type="string" calcext:value-type="string">
            <text:p>WNC</text:p>
          </table:table-cell>
          <table:table-cell office:value-type="float" office:value="2853118" calcext:value-type="float">
            <text:p>2853118</text:p>
          </table:table-cell>
          <table:table-cell office:value-type="float" office:value="2853132" calcext:value-type="float">
            <text:p>2853132</text:p>
          </table:table-cell>
          <table:table-cell office:value-type="float" office:value="2858949" calcext:value-type="float">
            <text:p>2858949</text:p>
          </table:table-cell>
          <table:table-cell office:value-type="float" office:value="2869965" calcext:value-type="float">
            <text:p>2869965</text:p>
          </table:table-cell>
          <table:table-cell office:value-type="float" office:value="2885966" calcext:value-type="float">
            <text:p>2885966</text:p>
          </table:table-cell>
          <table:table-cell office:value-type="float" office:value="2895801" calcext:value-type="float">
            <text:p>2895801</text:p>
          </table:table-cell>
          <table:table-cell office:value-type="float" office:value="2904021" calcext:value-type="float">
            <text:p>2904021</text:p>
          </table:table-cell>
        </table:table-row>
        <table:table-row table:style-name="ro1">
          <table:table-cell office:value-type="string" calcext:value-type="string">
            <text:p>.Kentucky</text:p>
          </table:table-cell>
          <table:table-cell office:value-type="string" calcext:value-type="string">
            <text:p>ESC</text:p>
          </table:table-cell>
          <table:table-cell office:value-type="float" office:value="4339367" calcext:value-type="float">
            <text:p>4339367</text:p>
          </table:table-cell>
          <table:table-cell office:value-type="float" office:value="4339349" calcext:value-type="float">
            <text:p>4339349</text:p>
          </table:table-cell>
          <table:table-cell office:value-type="float" office:value="4349838" calcext:value-type="float">
            <text:p>4349838</text:p>
          </table:table-cell>
          <table:table-cell office:value-type="float" office:value="4370038" calcext:value-type="float">
            <text:p>4370038</text:p>
          </table:table-cell>
          <table:table-cell office:value-type="float" office:value="4383465" calcext:value-type="float">
            <text:p>4383465</text:p>
          </table:table-cell>
          <table:table-cell office:value-type="float" office:value="4399583" calcext:value-type="float">
            <text:p>4399583</text:p>
          </table:table-cell>
          <table:table-cell office:value-type="float" office:value="4413457" calcext:value-type="float">
            <text:p>4413457</text:p>
          </table:table-cell>
        </table:table-row>
        <table:table-row table:style-name="ro1">
          <table:table-cell office:value-type="string" calcext:value-type="string">
            <text:p>.Louisiana</text:p>
          </table:table-cell>
          <table:table-cell office:value-type="string" calcext:value-type="string">
            <text:p>WSC</text:p>
          </table:table-cell>
          <table:table-cell office:value-type="float" office:value="4533372" calcext:value-type="float">
            <text:p>4533372</text:p>
          </table:table-cell>
          <table:table-cell office:value-type="float" office:value="4533479" calcext:value-type="float">
            <text:p>4533479</text:p>
          </table:table-cell>
          <table:table-cell office:value-type="float" office:value="4545581" calcext:value-type="float">
            <text:p>4545581</text:p>
          </table:table-cell>
          <table:table-cell office:value-type="float" office:value="4575972" calcext:value-type="float">
            <text:p>4575972</text:p>
          </table:table-cell>
          <table:table-cell office:value-type="float" office:value="4604744" calcext:value-type="float">
            <text:p>4604744</text:p>
          </table:table-cell>
          <table:table-cell office:value-type="float" office:value="4629284" calcext:value-type="float">
            <text:p>4629284</text:p>
          </table:table-cell>
          <table:table-cell office:value-type="float" office:value="4649676" calcext:value-type="float">
            <text:p>4649676</text:p>
          </table:table-cell>
        </table:table-row>
        <table:table-row table:style-name="ro1">
          <table:table-cell office:value-type="string" calcext:value-type="string">
            <text:p>.Maine</text:p>
          </table:table-cell>
          <table:table-cell office:value-type="string" calcext:value-type="string">
            <text:p>NEW</text:p>
          </table:table-cell>
          <table:table-cell table:number-columns-repeated="2" office:value-type="float" office:value="1328361" calcext:value-type="float">
            <text:p>1328361</text:p>
          </table:table-cell>
          <table:table-cell office:value-type="float" office:value="1327361" calcext:value-type="float">
            <text:p>1327361</text:p>
          </table:table-cell>
          <table:table-cell office:value-type="float" office:value="1327930" calcext:value-type="float">
            <text:p>1327930</text:p>
          </table:table-cell>
          <table:table-cell office:value-type="float" office:value="1328592" calcext:value-type="float">
            <text:p>1328592</text:p>
          </table:table-cell>
          <table:table-cell office:value-type="float" office:value="1328702" calcext:value-type="float">
            <text:p>1328702</text:p>
          </table:table-cell>
          <table:table-cell office:value-type="float" office:value="1330089" calcext:value-type="float">
            <text:p>1330089</text:p>
          </table:table-cell>
        </table:table-row>
        <table:table-row table:style-name="ro1">
          <table:table-cell office:value-type="string" calcext:value-type="string">
            <text:p>.Maryland</text:p>
          </table:table-cell>
          <table:table-cell office:value-type="string" calcext:value-type="string">
            <text:p>SAT</text:p>
          </table:table-cell>
          <table:table-cell office:value-type="float" office:value="5773552" calcext:value-type="float">
            <text:p>5773552</text:p>
          </table:table-cell>
          <table:table-cell office:value-type="float" office:value="5773785" calcext:value-type="float">
            <text:p>5773785</text:p>
          </table:table-cell>
          <table:table-cell office:value-type="float" office:value="5788101" calcext:value-type="float">
            <text:p>5788101</text:p>
          </table:table-cell>
          <table:table-cell office:value-type="float" office:value="5843833" calcext:value-type="float">
            <text:p>5843833</text:p>
          </table:table-cell>
          <table:table-cell office:value-type="float" office:value="5891819" calcext:value-type="float">
            <text:p>5891819</text:p>
          </table:table-cell>
          <table:table-cell office:value-type="float" office:value="5938737" calcext:value-type="float">
            <text:p>5938737</text:p>
          </table:table-cell>
          <table:table-cell office:value-type="float" office:value="5976407" calcext:value-type="float">
            <text:p>5976407</text:p>
          </table:table-cell>
        </table:table-row>
        <table:table-row table:style-name="ro1">
          <table:table-cell office:value-type="string" calcext:value-type="string">
            <text:p>.Massachusetts</text:p>
          </table:table-cell>
          <table:table-cell office:value-type="string" calcext:value-type="string">
            <text:p>NEW</text:p>
          </table:table-cell>
          <table:table-cell office:value-type="float" office:value="6547629" calcext:value-type="float">
            <text:p>6547629</text:p>
          </table:table-cell>
          <table:table-cell office:value-type="float" office:value="6547817" calcext:value-type="float">
            <text:p>6547817</text:p>
          </table:table-cell>
          <table:table-cell office:value-type="float" office:value="6564073" calcext:value-type="float">
            <text:p>6564073</text:p>
          </table:table-cell>
          <table:table-cell office:value-type="float" office:value="6612270" calcext:value-type="float">
            <text:p>6612270</text:p>
          </table:table-cell>
          <table:table-cell office:value-type="float" office:value="6655829" calcext:value-type="float">
            <text:p>6655829</text:p>
          </table:table-cell>
          <table:table-cell office:value-type="float" office:value="6708874" calcext:value-type="float">
            <text:p>6708874</text:p>
          </table:table-cell>
          <table:table-cell office:value-type="float" office:value="6745408" calcext:value-type="float">
            <text:p>6745408</text:p>
          </table:table-cell>
        </table:table-row>
        <table:table-row table:style-name="ro1">
          <table:table-cell office:value-type="string" calcext:value-type="string">
            <text:p>.Michigan</text:p>
          </table:table-cell>
          <table:table-cell office:value-type="string" calcext:value-type="string">
            <text:p>ENC</text:p>
          </table:table-cell>
          <table:table-cell office:value-type="float" office:value="9883640" calcext:value-type="float">
            <text:p>9883640</text:p>
          </table:table-cell>
          <table:table-cell office:value-type="float" office:value="9884133" calcext:value-type="float">
            <text:p>9884133</text:p>
          </table:table-cell>
          <table:table-cell office:value-type="float" office:value="9876498" calcext:value-type="float">
            <text:p>9876498</text:p>
          </table:table-cell>
          <table:table-cell office:value-type="float" office:value="9875736" calcext:value-type="float">
            <text:p>9875736</text:p>
          </table:table-cell>
          <table:table-cell office:value-type="float" office:value="9884781" calcext:value-type="float">
            <text:p>9884781</text:p>
          </table:table-cell>
          <table:table-cell office:value-type="float" office:value="9898193" calcext:value-type="float">
            <text:p>9898193</text:p>
          </table:table-cell>
          <table:table-cell office:value-type="float" office:value="9909877" calcext:value-type="float">
            <text:p>9909877</text:p>
          </table:table-cell>
        </table:table-row>
        <table:table-row table:style-name="ro1">
          <table:table-cell office:value-type="string" calcext:value-type="string">
            <text:p>.Minnesota</text:p>
          </table:table-cell>
          <table:table-cell office:value-type="string" calcext:value-type="string">
            <text:p>WNC</text:p>
          </table:table-cell>
          <table:table-cell table:number-columns-repeated="2" office:value-type="float" office:value="5303925" calcext:value-type="float">
            <text:p>5303925</text:p>
          </table:table-cell>
          <table:table-cell office:value-type="float" office:value="5310418" calcext:value-type="float">
            <text:p>5310418</text:p>
          </table:table-cell>
          <table:table-cell office:value-type="float" office:value="5348036" calcext:value-type="float">
            <text:p>5348036</text:p>
          </table:table-cell>
          <table:table-cell office:value-type="float" office:value="5380615" calcext:value-type="float">
            <text:p>5380615</text:p>
          </table:table-cell>
          <table:table-cell office:value-type="float" office:value="5422060" calcext:value-type="float">
            <text:p>5422060</text:p>
          </table:table-cell>
          <table:table-cell office:value-type="float" office:value="5457173" calcext:value-type="float">
            <text:p>5457173</text:p>
          </table:table-cell>
        </table:table-row>
        <table:table-row table:style-name="ro1">
          <table:table-cell office:value-type="string" calcext:value-type="string">
            <text:p>.Mississippi</text:p>
          </table:table-cell>
          <table:table-cell office:value-type="string" calcext:value-type="string">
            <text:p>ESC</text:p>
          </table:table-cell>
          <table:table-cell office:value-type="float" office:value="2967297" calcext:value-type="float">
            <text:p>2967297</text:p>
          </table:table-cell>
          <table:table-cell office:value-type="float" office:value="2968103" calcext:value-type="float">
            <text:p>2968103</text:p>
          </table:table-cell>
          <table:table-cell office:value-type="float" office:value="2970811" calcext:value-type="float">
            <text:p>2970811</text:p>
          </table:table-cell>
          <table:table-cell office:value-type="float" office:value="2978464" calcext:value-type="float">
            <text:p>2978464</text:p>
          </table:table-cell>
          <table:table-cell office:value-type="float" office:value="2986137" calcext:value-type="float">
            <text:p>2986137</text:p>
          </table:table-cell>
          <table:table-cell office:value-type="float" office:value="2992206" calcext:value-type="float">
            <text:p>2992206</text:p>
          </table:table-cell>
          <table:table-cell office:value-type="float" office:value="2994079" calcext:value-type="float">
            <text:p>2994079</text:p>
          </table:table-cell>
        </table:table-row>
        <table:table-row table:style-name="ro1">
          <table:table-cell office:value-type="string" calcext:value-type="string">
            <text:p>.Missouri</text:p>
          </table:table-cell>
          <table:table-cell office:value-type="string" calcext:value-type="string">
            <text:p>WNC</text:p>
          </table:table-cell>
          <table:table-cell office:value-type="float" office:value="5988927" calcext:value-type="float">
            <text:p>5988927</text:p>
          </table:table-cell>
          <table:table-cell office:value-type="float" office:value="5988923" calcext:value-type="float">
            <text:p>5988923</text:p>
          </table:table-cell>
          <table:table-cell office:value-type="float" office:value="5996085" calcext:value-type="float">
            <text:p>5996085</text:p>
          </table:table-cell>
          <table:table-cell office:value-type="float" office:value="6010544" calcext:value-type="float">
            <text:p>6010544</text:p>
          </table:table-cell>
          <table:table-cell office:value-type="float" office:value="6025281" calcext:value-type="float">
            <text:p>6025281</text:p>
          </table:table-cell>
          <table:table-cell office:value-type="float" office:value="6044917" calcext:value-type="float">
            <text:p>6044917</text:p>
          </table:table-cell>
          <table:table-cell office:value-type="float" office:value="6063589" calcext:value-type="float">
            <text:p>6063589</text:p>
          </table:table-cell>
        </table:table-row>
        <table:table-row table:style-name="ro1">
          <table:table-cell office:value-type="string" calcext:value-type="string">
            <text:p>.Montana</text:p>
          </table:table-cell>
          <table:table-cell office:value-type="string" calcext:value-type="string">
            <text:p>MTN</text:p>
          </table:table-cell>
          <table:table-cell office:value-type="float" office:value="989415" calcext:value-type="float">
            <text:p>989415</text:p>
          </table:table-cell>
          <table:table-cell office:value-type="float" office:value="989417" calcext:value-type="float">
            <text:p>989417</text:p>
          </table:table-cell>
          <table:table-cell office:value-type="float" office:value="990575" calcext:value-type="float">
            <text:p>990575</text:p>
          </table:table-cell>
          <table:table-cell office:value-type="float" office:value="997661" calcext:value-type="float">
            <text:p>997661</text:p>
          </table:table-cell>
          <table:table-cell office:value-type="float" office:value="1005163" calcext:value-type="float">
            <text:p>1005163</text:p>
          </table:table-cell>
          <table:table-cell office:value-type="float" office:value="1014864" calcext:value-type="float">
            <text:p>1014864</text:p>
          </table:table-cell>
          <table:table-cell office:value-type="float" office:value="1023579" calcext:value-type="float">
            <text:p>1023579</text:p>
          </table:table-cell>
        </table:table-row>
        <table:table-row table:style-name="ro1">
          <table:table-cell office:value-type="string" calcext:value-type="string">
            <text:p>.Nebraska</text:p>
          </table:table-cell>
          <table:table-cell office:value-type="string" calcext:value-type="string">
            <text:p>WNC</text:p>
          </table:table-cell>
          <table:table-cell table:number-columns-repeated="2" office:value-type="float" office:value="1826341" calcext:value-type="float">
            <text:p>1826341</text:p>
          </table:table-cell>
          <table:table-cell office:value-type="float" office:value="1829865" calcext:value-type="float">
            <text:p>1829865</text:p>
          </table:table-cell>
          <table:table-cell office:value-type="float" office:value="1842232" calcext:value-type="float">
            <text:p>1842232</text:p>
          </table:table-cell>
          <table:table-cell office:value-type="float" office:value="1855487" calcext:value-type="float">
            <text:p>1855487</text:p>
          </table:table-cell>
          <table:table-cell office:value-type="float" office:value="1868969" calcext:value-type="float">
            <text:p>1868969</text:p>
          </table:table-cell>
          <table:table-cell office:value-type="float" office:value="1881503" calcext:value-type="float">
            <text:p>1881503</text:p>
          </table:table-cell>
        </table:table-row>
        <table:table-row table:style-name="ro1">
          <table:table-cell office:value-type="string" calcext:value-type="string">
            <text:p>.Nevada</text:p>
          </table:table-cell>
          <table:table-cell office:value-type="string" calcext:value-type="string">
            <text:p>MTN</text:p>
          </table:table-cell>
          <table:table-cell office:value-type="float" office:value="2700551" calcext:value-type="float">
            <text:p>2700551</text:p>
          </table:table-cell>
          <table:table-cell office:value-type="float" office:value="2700692" calcext:value-type="float">
            <text:p>2700692</text:p>
          </table:table-cell>
          <table:table-cell office:value-type="float" office:value="2703493" calcext:value-type="float">
            <text:p>2703493</text:p>
          </table:table-cell>
          <table:table-cell office:value-type="float" office:value="2718586" calcext:value-type="float">
            <text:p>2718586</text:p>
          </table:table-cell>
          <table:table-cell office:value-type="float" office:value="2755245" calcext:value-type="float">
            <text:p>2755245</text:p>
          </table:table-cell>
          <table:table-cell office:value-type="float" office:value="2791494" calcext:value-type="float">
            <text:p>2791494</text:p>
          </table:table-cell>
          <table:table-cell office:value-type="float" office:value="2839099" calcext:value-type="float">
            <text:p>2839099</text:p>
          </table:table-cell>
        </table:table-row>
        <table:table-row table:style-name="ro1">
          <table:table-cell office:value-type="string" calcext:value-type="string">
            <text:p>.New Hampshire</text:p>
          </table:table-cell>
          <table:table-cell office:value-type="string" calcext:value-type="string">
            <text:p>NEW</text:p>
          </table:table-cell>
          <table:table-cell office:value-type="float" office:value="1316470" calcext:value-type="float">
            <text:p>1316470</text:p>
          </table:table-cell>
          <table:table-cell office:value-type="float" office:value="1316466" calcext:value-type="float">
            <text:p>1316466</text:p>
          </table:table-cell>
          <table:table-cell office:value-type="float" office:value="1316517" calcext:value-type="float">
            <text:p>1316517</text:p>
          </table:table-cell>
          <table:table-cell office:value-type="float" office:value="1318109" calcext:value-type="float">
            <text:p>1318109</text:p>
          </table:table-cell>
          <table:table-cell office:value-type="float" office:value="1321297" calcext:value-type="float">
            <text:p>1321297</text:p>
          </table:table-cell>
          <table:table-cell office:value-type="float" office:value="1322616" calcext:value-type="float">
            <text:p>1322616</text:p>
          </table:table-cell>
          <table:table-cell office:value-type="float" office:value="1326813" calcext:value-type="float">
            <text:p>1326813</text:p>
          </table:table-cell>
        </table:table-row>
        <table:table-row table:style-name="ro1">
          <table:table-cell office:value-type="string" calcext:value-type="string">
            <text:p>.New Jersey</text:p>
          </table:table-cell>
          <table:table-cell office:value-type="string" calcext:value-type="string">
            <text:p>MAT</text:p>
          </table:table-cell>
          <table:table-cell office:value-type="float" office:value="8791894" calcext:value-type="float">
            <text:p>8791894</text:p>
          </table:table-cell>
          <table:table-cell office:value-type="float" office:value="8791936" calcext:value-type="float">
            <text:p>8791936</text:p>
          </table:table-cell>
          <table:table-cell office:value-type="float" office:value="8803580" calcext:value-type="float">
            <text:p>8803580</text:p>
          </table:table-cell>
          <table:table-cell office:value-type="float" office:value="8842614" calcext:value-type="float">
            <text:p>8842614</text:p>
          </table:table-cell>
          <table:table-cell office:value-type="float" office:value="8876000" calcext:value-type="float">
            <text:p>8876000</text:p>
          </table:table-cell>
          <table:table-cell office:value-type="float" office:value="8911502" calcext:value-type="float">
            <text:p>8911502</text:p>
          </table:table-cell>
          <table:table-cell office:value-type="float" office:value="8938175" calcext:value-type="float">
            <text:p>8938175</text:p>
          </table:table-cell>
        </table:table-row>
        <table:table-row table:style-name="ro1">
          <table:table-cell office:value-type="string" calcext:value-type="string">
            <text:p>.New Mexico</text:p>
          </table:table-cell>
          <table:table-cell office:value-type="string" calcext:value-type="string">
            <text:p>MTN</text:p>
          </table:table-cell>
          <table:table-cell office:value-type="float" office:value="2059179" calcext:value-type="float">
            <text:p>2059179</text:p>
          </table:table-cell>
          <table:table-cell office:value-type="float" office:value="2059192" calcext:value-type="float">
            <text:p>2059192</text:p>
          </table:table-cell>
          <table:table-cell office:value-type="float" office:value="2064950" calcext:value-type="float">
            <text:p>2064950</text:p>
          </table:table-cell>
          <table:table-cell office:value-type="float" office:value="2078407" calcext:value-type="float">
            <text:p>2078407</text:p>
          </table:table-cell>
          <table:table-cell office:value-type="float" office:value="2084594" calcext:value-type="float">
            <text:p>2084594</text:p>
          </table:table-cell>
          <table:table-cell office:value-type="float" office:value="2086895" calcext:value-type="float">
            <text:p>2086895</text:p>
          </table:table-cell>
          <table:table-cell office:value-type="float" office:value="2085572" calcext:value-type="float">
            <text:p>2085572</text:p>
          </table:table-cell>
        </table:table-row>
        <table:table-row table:style-name="ro1">
          <table:table-cell office:value-type="string" calcext:value-type="string">
            <text:p>.New York</text:p>
          </table:table-cell>
          <table:table-cell office:value-type="string" calcext:value-type="string">
            <text:p>MAT</text:p>
          </table:table-cell>
          <table:table-cell office:value-type="float" office:value="19378102" calcext:value-type="float">
            <text:p>19378102</text:p>
          </table:table-cell>
          <table:table-cell office:value-type="float" office:value="19378112" calcext:value-type="float">
            <text:p>19378112</text:p>
          </table:table-cell>
          <table:table-cell office:value-type="float" office:value="19400867" calcext:value-type="float">
            <text:p>19400867</text:p>
          </table:table-cell>
          <table:table-cell office:value-type="float" office:value="19521745" calcext:value-type="float">
            <text:p>19521745</text:p>
          </table:table-cell>
          <table:table-cell office:value-type="float" office:value="19607140" calcext:value-type="float">
            <text:p>19607140</text:p>
          </table:table-cell>
          <table:table-cell office:value-type="float" office:value="19695680" calcext:value-type="float">
            <text:p>19695680</text:p>
          </table:table-cell>
          <table:table-cell office:value-type="float" office:value="19746227" calcext:value-type="float">
            <text:p>19746227</text:p>
          </table:table-cell>
        </table:table-row>
        <table:table-row table:style-name="ro1">
          <table:table-cell office:value-type="string" calcext:value-type="string">
            <text:p>.North Carolina</text:p>
          </table:table-cell>
          <table:table-cell office:value-type="string" calcext:value-type="string">
            <text:p>SAT</text:p>
          </table:table-cell>
          <table:table-cell office:value-type="float" office:value="9535483" calcext:value-type="float">
            <text:p>9535483</text:p>
          </table:table-cell>
          <table:table-cell office:value-type="float" office:value="9535691" calcext:value-type="float">
            <text:p>9535691</text:p>
          </table:table-cell>
          <table:table-cell office:value-type="float" office:value="9559488" calcext:value-type="float">
            <text:p>9559488</text:p>
          </table:table-cell>
          <table:table-cell office:value-type="float" office:value="9651502" calcext:value-type="float">
            <text:p>9651502</text:p>
          </table:table-cell>
          <table:table-cell office:value-type="float" office:value="9748181" calcext:value-type="float">
            <text:p>9748181</text:p>
          </table:table-cell>
          <table:table-cell office:value-type="float" office:value="9848917" calcext:value-type="float">
            <text:p>9848917</text:p>
          </table:table-cell>
          <table:table-cell office:value-type="float" office:value="9943964" calcext:value-type="float">
            <text:p>9943964</text:p>
          </table:table-cell>
        </table:table-row>
        <table:table-row table:style-name="ro1">
          <table:table-cell office:value-type="string" calcext:value-type="string">
            <text:p>.North Dakota</text:p>
          </table:table-cell>
          <table:table-cell office:value-type="string" calcext:value-type="string">
            <text:p>WNC</text:p>
          </table:table-cell>
          <table:table-cell table:number-columns-repeated="2" office:value-type="float" office:value="672591" calcext:value-type="float">
            <text:p>672591</text:p>
          </table:table-cell>
          <table:table-cell office:value-type="float" office:value="674345" calcext:value-type="float">
            <text:p>674345</text:p>
          </table:table-cell>
          <table:table-cell office:value-type="float" office:value="685242" calcext:value-type="float">
            <text:p>685242</text:p>
          </table:table-cell>
          <table:table-cell office:value-type="float" office:value="701705" calcext:value-type="float">
            <text:p>701705</text:p>
          </table:table-cell>
          <table:table-cell office:value-type="float" office:value="723857" calcext:value-type="float">
            <text:p>723857</text:p>
          </table:table-cell>
          <table:table-cell office:value-type="float" office:value="739482" calcext:value-type="float">
            <text:p>739482</text:p>
          </table:table-cell>
        </table:table-row>
        <table:table-row table:style-name="ro1">
          <table:table-cell office:value-type="string" calcext:value-type="string">
            <text:p>.Ohio</text:p>
          </table:table-cell>
          <table:table-cell office:value-type="string" calcext:value-type="string">
            <text:p>ENC</text:p>
          </table:table-cell>
          <table:table-cell office:value-type="float" office:value="11536504" calcext:value-type="float">
            <text:p>11536504</text:p>
          </table:table-cell>
          <table:table-cell office:value-type="float" office:value="11536725" calcext:value-type="float">
            <text:p>11536725</text:p>
          </table:table-cell>
          <table:table-cell office:value-type="float" office:value="11540070" calcext:value-type="float">
            <text:p>11540070</text:p>
          </table:table-cell>
          <table:table-cell office:value-type="float" office:value="11544757" calcext:value-type="float">
            <text:p>11544757</text:p>
          </table:table-cell>
          <table:table-cell office:value-type="float" office:value="11550901" calcext:value-type="float">
            <text:p>11550901</text:p>
          </table:table-cell>
          <table:table-cell office:value-type="float" office:value="11572005" calcext:value-type="float">
            <text:p>11572005</text:p>
          </table:table-cell>
          <table:table-cell office:value-type="float" office:value="11594163" calcext:value-type="float">
            <text:p>11594163</text:p>
          </table:table-cell>
        </table:table-row>
        <table:table-row table:style-name="ro1">
          <table:table-cell office:value-type="string" calcext:value-type="string">
            <text:p>.Oklahoma</text:p>
          </table:table-cell>
          <table:table-cell office:value-type="string" calcext:value-type="string">
            <text:p>WSC</text:p>
          </table:table-cell>
          <table:table-cell office:value-type="float" office:value="3751351" calcext:value-type="float">
            <text:p>3751351</text:p>
          </table:table-cell>
          <table:table-cell office:value-type="float" office:value="3751616" calcext:value-type="float">
            <text:p>3751616</text:p>
          </table:table-cell>
          <table:table-cell office:value-type="float" office:value="3759481" calcext:value-type="float">
            <text:p>3759481</text:p>
          </table:table-cell>
          <table:table-cell office:value-type="float" office:value="3786527" calcext:value-type="float">
            <text:p>3786527</text:p>
          </table:table-cell>
          <table:table-cell office:value-type="float" office:value="3817059" calcext:value-type="float">
            <text:p>3817059</text:p>
          </table:table-cell>
          <table:table-cell office:value-type="float" office:value="3853118" calcext:value-type="float">
            <text:p>3853118</text:p>
          </table:table-cell>
          <table:table-cell office:value-type="float" office:value="3878051" calcext:value-type="float">
            <text:p>3878051</text:p>
          </table:table-cell>
        </table:table-row>
        <table:table-row table:style-name="ro1">
          <table:table-cell office:value-type="string" calcext:value-type="string">
            <text:p>.Oregon</text:p>
          </table:table-cell>
          <table:table-cell office:value-type="string" calcext:value-type="string">
            <text:p>PAC</text:p>
          </table:table-cell>
          <table:table-cell office:value-type="float" office:value="3831074" calcext:value-type="float">
            <text:p>3831074</text:p>
          </table:table-cell>
          <table:table-cell office:value-type="float" office:value="3831073" calcext:value-type="float">
            <text:p>3831073</text:p>
          </table:table-cell>
          <table:table-cell office:value-type="float" office:value="3837083" calcext:value-type="float">
            <text:p>3837083</text:p>
          </table:table-cell>
          <table:table-cell office:value-type="float" office:value="3867644" calcext:value-type="float">
            <text:p>3867644</text:p>
          </table:table-cell>
          <table:table-cell office:value-type="float" office:value="3898684" calcext:value-type="float">
            <text:p>3898684</text:p>
          </table:table-cell>
          <table:table-cell office:value-type="float" office:value="3928068" calcext:value-type="float">
            <text:p>3928068</text:p>
          </table:table-cell>
          <table:table-cell office:value-type="float" office:value="3970239" calcext:value-type="float">
            <text:p>3970239</text:p>
          </table:table-cell>
        </table:table-row>
        <table:table-row table:style-name="ro1">
          <table:table-cell office:value-type="string" calcext:value-type="string">
            <text:p>.Pennsylvania</text:p>
          </table:table-cell>
          <table:table-cell office:value-type="string" calcext:value-type="string">
            <text:p>MAT</text:p>
          </table:table-cell>
          <table:table-cell office:value-type="float" office:value="12702379" calcext:value-type="float">
            <text:p>12702379</text:p>
          </table:table-cell>
          <table:table-cell office:value-type="float" office:value="12702884" calcext:value-type="float">
            <text:p>12702884</text:p>
          </table:table-cell>
          <table:table-cell office:value-type="float" office:value="12711077" calcext:value-type="float">
            <text:p>12711077</text:p>
          </table:table-cell>
          <table:table-cell office:value-type="float" office:value="12743995" calcext:value-type="float">
            <text:p>12743995</text:p>
          </table:table-cell>
          <table:table-cell office:value-type="float" office:value="12770043" calcext:value-type="float">
            <text:p>12770043</text:p>
          </table:table-cell>
          <table:table-cell office:value-type="float" office:value="12781296" calcext:value-type="float">
            <text:p>12781296</text:p>
          </table:table-cell>
          <table:table-cell office:value-type="float" office:value="12787209" calcext:value-type="float">
            <text:p>12787209</text:p>
          </table:table-cell>
        </table:table-row>
        <table:table-row table:style-name="ro1">
          <table:table-cell office:value-type="string" calcext:value-type="string">
            <text:p>.Rhode Island</text:p>
          </table:table-cell>
          <table:table-cell office:value-type="string" calcext:value-type="string">
            <text:p>NEW</text:p>
          </table:table-cell>
          <table:table-cell office:value-type="float" office:value="1052567" calcext:value-type="float">
            <text:p>1052567</text:p>
          </table:table-cell>
          <table:table-cell office:value-type="float" office:value="1052931" calcext:value-type="float">
            <text:p>1052931</text:p>
          </table:table-cell>
          <table:table-cell office:value-type="float" office:value="1053078" calcext:value-type="float">
            <text:p>1053078</text:p>
          </table:table-cell>
          <table:table-cell office:value-type="float" office:value="1052020" calcext:value-type="float">
            <text:p>1052020</text:p>
          </table:table-cell>
          <table:table-cell office:value-type="float" office:value="1052637" calcext:value-type="float">
            <text:p>1052637</text:p>
          </table:table-cell>
          <table:table-cell office:value-type="float" office:value="1053354" calcext:value-type="float">
            <text:p>1053354</text:p>
          </table:table-cell>
          <table:table-cell office:value-type="float" office:value="1055173" calcext:value-type="float">
            <text:p>1055173</text:p>
          </table:table-cell>
        </table:table-row>
        <table:table-row table:style-name="ro1">
          <table:table-cell office:value-type="string" calcext:value-type="string">
            <text:p>.South Carolina</text:p>
          </table:table-cell>
          <table:table-cell office:value-type="string" calcext:value-type="string">
            <text:p>SAT</text:p>
          </table:table-cell>
          <table:table-cell office:value-type="float" office:value="4625364" calcext:value-type="float">
            <text:p>4625364</text:p>
          </table:table-cell>
          <table:table-cell office:value-type="float" office:value="4625401" calcext:value-type="float">
            <text:p>4625401</text:p>
          </table:table-cell>
          <table:table-cell office:value-type="float" office:value="4636290" calcext:value-type="float">
            <text:p>4636290</text:p>
          </table:table-cell>
          <table:table-cell office:value-type="float" office:value="4673054" calcext:value-type="float">
            <text:p>4673054</text:p>
          </table:table-cell>
          <table:table-cell office:value-type="float" office:value="4722621" calcext:value-type="float">
            <text:p>4722621</text:p>
          </table:table-cell>
          <table:table-cell office:value-type="float" office:value="4771929" calcext:value-type="float">
            <text:p>4771929</text:p>
          </table:table-cell>
          <table:table-cell office:value-type="float" office:value="4832482" calcext:value-type="float">
            <text:p>4832482</text:p>
          </table:table-cell>
        </table:table-row>
        <table:table-row table:style-name="ro1">
          <table:table-cell office:value-type="string" calcext:value-type="string">
            <text:p>.South Dakota</text:p>
          </table:table-cell>
          <table:table-cell office:value-type="string" calcext:value-type="string">
            <text:p>WNC</text:p>
          </table:table-cell>
          <table:table-cell office:value-type="float" office:value="814180" calcext:value-type="float">
            <text:p>814180</text:p>
          </table:table-cell>
          <table:table-cell office:value-type="float" office:value="814191" calcext:value-type="float">
            <text:p>814191</text:p>
          </table:table-cell>
          <table:table-cell office:value-type="float" office:value="816192" calcext:value-type="float">
            <text:p>816192</text:p>
          </table:table-cell>
          <table:table-cell office:value-type="float" office:value="824171" calcext:value-type="float">
            <text:p>824171</text:p>
          </table:table-cell>
          <table:table-cell office:value-type="float" office:value="834504" calcext:value-type="float">
            <text:p>834504</text:p>
          </table:table-cell>
          <table:table-cell office:value-type="float" office:value="845510" calcext:value-type="float">
            <text:p>845510</text:p>
          </table:table-cell>
          <table:table-cell office:value-type="float" office:value="853175" calcext:value-type="float">
            <text:p>853175</text:p>
          </table:table-cell>
        </table:table-row>
        <table:table-row table:style-name="ro1">
          <table:table-cell office:value-type="string" calcext:value-type="string">
            <text:p>.Tennessee</text:p>
          </table:table-cell>
          <table:table-cell office:value-type="string" calcext:value-type="string">
            <text:p>ESC</text:p>
          </table:table-cell>
          <table:table-cell office:value-type="float" office:value="6346105" calcext:value-type="float">
            <text:p>6346105</text:p>
          </table:table-cell>
          <table:table-cell office:value-type="float" office:value="6346275" calcext:value-type="float">
            <text:p>6346275</text:p>
          </table:table-cell>
          <table:table-cell office:value-type="float" office:value="6356628" calcext:value-type="float">
            <text:p>6356628</text:p>
          </table:table-cell>
          <table:table-cell office:value-type="float" office:value="6398389" calcext:value-type="float">
            <text:p>6398389</text:p>
          </table:table-cell>
          <table:table-cell office:value-type="float" office:value="6455177" calcext:value-type="float">
            <text:p>6455177</text:p>
          </table:table-cell>
          <table:table-cell office:value-type="float" office:value="6497269" calcext:value-type="float">
            <text:p>6497269</text:p>
          </table:table-cell>
          <table:table-cell office:value-type="float" office:value="6549352" calcext:value-type="float">
            <text:p>6549352</text:p>
          </table:table-cell>
        </table:table-row>
        <table:table-row table:style-name="ro1">
          <table:table-cell office:value-type="string" calcext:value-type="string">
            <text:p>.Texas</text:p>
          </table:table-cell>
          <table:table-cell office:value-type="string" calcext:value-type="string">
            <text:p>WSC</text:p>
          </table:table-cell>
          <table:table-cell office:value-type="float" office:value="25145561" calcext:value-type="float">
            <text:p>25145561</text:p>
          </table:table-cell>
          <table:table-cell office:value-type="float" office:value="25146104" calcext:value-type="float">
            <text:p>25146104</text:p>
          </table:table-cell>
          <table:table-cell office:value-type="float" office:value="25245717" calcext:value-type="float">
            <text:p>25245717</text:p>
          </table:table-cell>
          <table:table-cell office:value-type="float" office:value="25657477" calcext:value-type="float">
            <text:p>25657477</text:p>
          </table:table-cell>
          <table:table-cell office:value-type="float" office:value="26094422" calcext:value-type="float">
            <text:p>26094422</text:p>
          </table:table-cell>
          <table:table-cell office:value-type="float" office:value="26505637" calcext:value-type="float">
            <text:p>26505637</text:p>
          </table:table-cell>
          <table:table-cell office:value-type="float" office:value="26956958" calcext:value-type="float">
            <text:p>26956958</text:p>
          </table:table-cell>
        </table:table-row>
        <table:table-row table:style-name="ro1">
          <table:table-cell office:value-type="string" calcext:value-type="string">
            <text:p>.Utah</text:p>
          </table:table-cell>
          <table:table-cell office:value-type="string" calcext:value-type="string">
            <text:p>MTN</text:p>
          </table:table-cell>
          <table:table-cell table:number-columns-repeated="2" office:value-type="float" office:value="2763885" calcext:value-type="float">
            <text:p>2763885</text:p>
          </table:table-cell>
          <table:table-cell office:value-type="float" office:value="2774346" calcext:value-type="float">
            <text:p>2774346</text:p>
          </table:table-cell>
          <table:table-cell office:value-type="float" office:value="2815324" calcext:value-type="float">
            <text:p>2815324</text:p>
          </table:table-cell>
          <table:table-cell office:value-type="float" office:value="2855194" calcext:value-type="float">
            <text:p>2855194</text:p>
          </table:table-cell>
          <table:table-cell office:value-type="float" office:value="2902787" calcext:value-type="float">
            <text:p>2902787</text:p>
          </table:table-cell>
          <table:table-cell office:value-type="float" office:value="2942902" calcext:value-type="float">
            <text:p>2942902</text:p>
          </table:table-cell>
        </table:table-row>
        <table:table-row table:style-name="ro1">
          <table:table-cell office:value-type="string" calcext:value-type="string">
            <text:p>.Vermont</text:p>
          </table:table-cell>
          <table:table-cell office:value-type="string" calcext:value-type="string">
            <text:p>NEW</text:p>
          </table:table-cell>
          <table:table-cell office:value-type="float" office:value="625741" calcext:value-type="float">
            <text:p>625741</text:p>
          </table:table-cell>
          <table:table-cell office:value-type="float" office:value="625745" calcext:value-type="float">
            <text:p>625745</text:p>
          </table:table-cell>
          <table:table-cell office:value-type="float" office:value="625792" calcext:value-type="float">
            <text:p>625792</text:p>
          </table:table-cell>
          <table:table-cell office:value-type="float" office:value="626450" calcext:value-type="float">
            <text:p>626450</text:p>
          </table:table-cell>
          <table:table-cell office:value-type="float" office:value="626138" calcext:value-type="float">
            <text:p>626138</text:p>
          </table:table-cell>
          <table:table-cell office:value-type="float" office:value="626855" calcext:value-type="float">
            <text:p>626855</text:p>
          </table:table-cell>
          <table:table-cell office:value-type="float" office:value="626562" calcext:value-type="float">
            <text:p>626562</text:p>
          </table:table-cell>
        </table:table-row>
        <table:table-row table:style-name="ro1">
          <table:table-cell office:value-type="string" calcext:value-type="string">
            <text:p>.Virginia</text:p>
          </table:table-cell>
          <table:table-cell office:value-type="string" calcext:value-type="string">
            <text:p>SAT</text:p>
          </table:table-cell>
          <table:table-cell office:value-type="float" office:value="8001024" calcext:value-type="float">
            <text:p>8001024</text:p>
          </table:table-cell>
          <table:table-cell office:value-type="float" office:value="8001023" calcext:value-type="float">
            <text:p>8001023</text:p>
          </table:table-cell>
          <table:table-cell office:value-type="float" office:value="8025376" calcext:value-type="float">
            <text:p>8025376</text:p>
          </table:table-cell>
          <table:table-cell office:value-type="float" office:value="8110188" calcext:value-type="float">
            <text:p>8110188</text:p>
          </table:table-cell>
          <table:table-cell office:value-type="float" office:value="8193422" calcext:value-type="float">
            <text:p>8193422</text:p>
          </table:table-cell>
          <table:table-cell office:value-type="float" office:value="8270345" calcext:value-type="float">
            <text:p>8270345</text:p>
          </table:table-cell>
          <table:table-cell office:value-type="float" office:value="8326289" calcext:value-type="float">
            <text:p>8326289</text:p>
          </table:table-cell>
        </table:table-row>
        <table:table-row table:style-name="ro1">
          <table:table-cell office:value-type="string" calcext:value-type="string">
            <text:p>.Washington</text:p>
          </table:table-cell>
          <table:table-cell office:value-type="string" calcext:value-type="string">
            <text:p>PAC</text:p>
          </table:table-cell>
          <table:table-cell office:value-type="float" office:value="6724540" calcext:value-type="float">
            <text:p>6724540</text:p>
          </table:table-cell>
          <table:table-cell office:value-type="float" office:value="6724543" calcext:value-type="float">
            <text:p>6724543</text:p>
          </table:table-cell>
          <table:table-cell office:value-type="float" office:value="6741911" calcext:value-type="float">
            <text:p>6741911</text:p>
          </table:table-cell>
          <table:table-cell office:value-type="float" office:value="6822112" calcext:value-type="float">
            <text:p>6822112</text:p>
          </table:table-cell>
          <table:table-cell office:value-type="float" office:value="6896325" calcext:value-type="float">
            <text:p>6896325</text:p>
          </table:table-cell>
          <table:table-cell office:value-type="float" office:value="6973742" calcext:value-type="float">
            <text:p>6973742</text:p>
          </table:table-cell>
          <table:table-cell office:value-type="float" office:value="7061530" calcext:value-type="float">
            <text:p>7061530</text:p>
          </table:table-cell>
        </table:table-row>
        <table:table-row table:style-name="ro1">
          <table:table-cell office:value-type="string" calcext:value-type="string">
            <text:p>.West Virginia</text:p>
          </table:table-cell>
          <table:table-cell office:value-type="string" calcext:value-type="string">
            <text:p>SAT</text:p>
          </table:table-cell>
          <table:table-cell office:value-type="float" office:value="1852994" calcext:value-type="float">
            <text:p>1852994</text:p>
          </table:table-cell>
          <table:table-cell office:value-type="float" office:value="1853033" calcext:value-type="float">
            <text:p>1853033</text:p>
          </table:table-cell>
          <table:table-cell office:value-type="float" office:value="1854176" calcext:value-type="float">
            <text:p>1854176</text:p>
          </table:table-cell>
          <table:table-cell office:value-type="float" office:value="1854982" calcext:value-type="float">
            <text:p>1854982</text:p>
          </table:table-cell>
          <table:table-cell office:value-type="float" office:value="1856313" calcext:value-type="float">
            <text:p>1856313</text:p>
          </table:table-cell>
          <table:table-cell office:value-type="float" office:value="1853595" calcext:value-type="float">
            <text:p>1853595</text:p>
          </table:table-cell>
          <table:table-cell office:value-type="float" office:value="1850326" calcext:value-type="float">
            <text:p>1850326</text:p>
          </table:table-cell>
        </table:table-row>
        <table:table-row table:style-name="ro1">
          <table:table-cell office:value-type="string" calcext:value-type="string">
            <text:p>.Wisconsin</text:p>
          </table:table-cell>
          <table:table-cell office:value-type="string" calcext:value-type="string">
            <text:p>ENC</text:p>
          </table:table-cell>
          <table:table-cell office:value-type="float" office:value="5686986" calcext:value-type="float">
            <text:p>5686986</text:p>
          </table:table-cell>
          <table:table-cell office:value-type="float" office:value="5687289" calcext:value-type="float">
            <text:p>5687289</text:p>
          </table:table-cell>
          <table:table-cell office:value-type="float" office:value="5689268" calcext:value-type="float">
            <text:p>5689268</text:p>
          </table:table-cell>
          <table:table-cell office:value-type="float" office:value="5708785" calcext:value-type="float">
            <text:p>5708785</text:p>
          </table:table-cell>
          <table:table-cell office:value-type="float" office:value="5724888" calcext:value-type="float">
            <text:p>5724888</text:p>
          </table:table-cell>
          <table:table-cell office:value-type="float" office:value="5742953" calcext:value-type="float">
            <text:p>5742953</text:p>
          </table:table-cell>
          <table:table-cell office:value-type="float" office:value="5757564" calcext:value-type="float">
            <text:p>5757564</text:p>
          </table:table-cell>
        </table:table-row>
        <table:table-row table:style-name="ro1">
          <table:table-cell office:value-type="string" calcext:value-type="string">
            <text:p>.Wyoming</text:p>
          </table:table-cell>
          <table:table-cell office:value-type="string" calcext:value-type="string">
            <text:p>MTN</text:p>
          </table:table-cell>
          <table:table-cell office:value-type="float" office:value="563626" calcext:value-type="float">
            <text:p>563626</text:p>
          </table:table-cell>
          <table:table-cell office:value-type="float" office:value="563767" calcext:value-type="float">
            <text:p>563767</text:p>
          </table:table-cell>
          <table:table-cell office:value-type="float" office:value="564358" calcext:value-type="float">
            <text:p>564358</text:p>
          </table:table-cell>
          <table:table-cell office:value-type="float" office:value="567631" calcext:value-type="float">
            <text:p>567631</text:p>
          </table:table-cell>
          <table:table-cell office:value-type="float" office:value="576893" calcext:value-type="float">
            <text:p>576893</text:p>
          </table:table-cell>
          <table:table-cell office:value-type="float" office:value="583223" calcext:value-type="float">
            <text:p>583223</text:p>
          </table:table-cell>
          <table:table-cell office:value-type="float" office:value="584153" calcext:value-type="float">
            <text:p>584153</text:p>
          </table:table-cell>
        </table:table-row>
        <table:table-row table:style-name="ro1" table:number-rows-repeated="4">
          <table:table-cell table:number-columns-repeated="9"/>
        </table:table-row>
        <table:table-row table:style-name="ro1">
          <table:table-cell office:value-type="string" calcext:value-type="string">
            <text:p>Puerto Rico</text:p>
          </table:table-cell>
          <table:table-cell/>
          <table:table-cell office:value-type="float" office:value="3725789" calcext:value-type="float">
            <text:p>3725789</text:p>
          </table:table-cell>
          <table:table-cell office:value-type="float" office:value="3726157" calcext:value-type="float">
            <text:p>3726157</text:p>
          </table:table-cell>
          <table:table-cell office:value-type="float" office:value="3721527" calcext:value-type="float">
            <text:p>3721527</text:p>
          </table:table-cell>
          <table:table-cell office:value-type="float" office:value="3686771" calcext:value-type="float">
            <text:p>3686771</text:p>
          </table:table-cell>
          <table:table-cell office:value-type="float" office:value="3642281" calcext:value-type="float">
            <text:p>3642281</text:p>
          </table:table-cell>
          <table:table-cell office:value-type="float" office:value="3595839" calcext:value-type="float">
            <text:p>3595839</text:p>
          </table:table-cell>
          <table:table-cell office:value-type="float" office:value="3548397" calcext:value-type="float">
            <text:p>3548397</text:p>
          </table:table-cell>
        </table:table-row>
        <table:table-row table:style-name="ro1">
          <table:table-cell office:value-type="string" calcext:value-type="string">
            <text:p>Note: The estimates are based on the 2010 Census and reflect changes to the April 1, 2010 population due to the Count Question Resolution program and geographic program revisions. See Geographic Terms and Definitions at http://www.census.gov/popest/about/geo/terms.html for a list of the states that are included in each region. <text:s/>All geographic boundaries for the 2014 population estimates series are defined as of January 1, 2014. <text:s/>For population estimates methodology statements, see http://www.census.gov/popest/methodology/index.html.</text:p>
          </table:table-cell>
          <table:table-cell table:number-columns-repeated="8"/>
        </table:table-row>
        <table:table-row table:style-name="ro1">
          <table:table-cell office:value-type="string" calcext:value-type="string">
            <text:p>Suggested Citation:</text:p>
          </table:table-cell>
          <table:table-cell table:number-columns-repeated="8"/>
        </table:table-row>
        <table:table-row table:style-name="ro1">
          <table:table-cell office:value-type="string" calcext:value-type="string">
            <text:p>Table 1. Annual Estimates of the Resident Population for the United States, Regions, States, and Puerto Rico: April 1, 2010 to July 1, 2014 (NST-EST2014-01)</text:p>
          </table:table-cell>
          <table:table-cell table:number-columns-repeated="8"/>
        </table:table-row>
        <table:table-row table:style-name="ro1">
          <table:table-cell office:value-type="string" calcext:value-type="string">
            <text:p>Source: U.S. Census Bureau, Population Division</text:p>
          </table:table-cell>
          <table:table-cell table:number-columns-repeated="8"/>
        </table:table-row>
        <table:table-row table:style-name="ro1">
          <table:table-cell office:value-type="string" calcext:value-type="string">
            <text:p>Release Date: December 2014</text:p>
          </table:table-cell>
          <table:table-cell table:number-columns-repeated="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29">00/00/0000</text:date>, <text:time style:data-style-name="N2" text:time-value="16:25:05.68877413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2-29T16:32:52.622790572</dc:date>
    <dc:creator>Grant Brown</dc:creator>
    <meta:generator>LibreOffice/4.2.7.2$Linux_X86_64 LibreOffice_project/420m0$Build-2</meta:generator>
    <meta:editing-duration>PT1M9S</meta:editing-duration>
    <meta:editing-cycles>2</meta:editing-cycles>
    <meta:document-statistic meta:table-count="1" meta:cell-count="526" meta:object-count="0"/>
  </office:meta>
</office:document-meta>
</file>